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 style:font-adornments="Light"/>
    <style:font-face style:name="FreeSans1" svg:font-family="FreeSans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c175" officeooo:paragraph-rsid="0003c175"/>
    </style:style>
    <style:style style:name="P2" style:family="paragraph" style:parent-style-name="Standard">
      <style:paragraph-properties fo:text-align="center" style:justify-single-word="false"/>
      <style:text-properties officeooo:rsid="0003c175" officeooo:paragraph-rsid="0003c175"/>
    </style:style>
    <style:style style:name="P3" style:family="paragraph" style:parent-style-name="Standard" style:list-style-name="L1">
      <style:text-properties officeooo:rsid="0003c175" officeooo:paragraph-rsid="0003c175"/>
    </style:style>
    <style:style style:name="P4" style:family="paragraph" style:parent-style-name="Standard">
      <style:text-properties style:font-name="Source Code Pro" officeooo:rsid="0003c175" officeooo:paragraph-rsid="0003c175"/>
    </style:style>
    <style:style style:name="P5" style:family="paragraph" style:parent-style-name="Standard">
      <style:text-properties style:font-name="Source Code Pro" officeooo:rsid="0003c175" officeooo:paragraph-rsid="00074b38"/>
    </style:style>
    <style:style style:name="P6" style:family="paragraph" style:parent-style-name="Standard">
      <style:text-properties style:font-name="Source Code Pro" officeooo:rsid="0003c175" officeooo:paragraph-rsid="000b3568"/>
    </style:style>
    <style:style style:name="P7" style:family="paragraph" style:parent-style-name="Standard">
      <style:text-properties style:font-name="Source Code Pro" officeooo:rsid="0003c175" officeooo:paragraph-rsid="000c0f07"/>
    </style:style>
    <style:style style:name="P8" style:family="paragraph" style:parent-style-name="Standard">
      <style:text-properties style:font-name="Source Code Pro" fo:font-weight="bold" officeooo:rsid="0003c175" officeooo:paragraph-rsid="0003c175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Source Code Pro" fo:font-weight="bold" officeooo:rsid="0003c175" officeooo:paragraph-rsid="0003c175" style:font-weight-asian="bold" style:font-weight-complex="bold"/>
    </style:style>
    <style:style style:name="P10" style:family="paragraph" style:parent-style-name="Standard">
      <style:text-properties style:font-name="Source Code Pro" fo:font-weight="bold" officeooo:rsid="0003c175" officeooo:paragraph-rsid="00074b38" style:font-weight-asian="bold" style:font-weight-complex="bold"/>
    </style:style>
    <style:style style:name="P11" style:family="paragraph" style:parent-style-name="Standard">
      <style:text-properties style:font-name="Source Code Pro" fo:font-weight="bold" officeooo:rsid="0003c175" officeooo:paragraph-rsid="000b3568" style:font-weight-asian="bold" style:font-weight-complex="bold"/>
    </style:style>
    <style:style style:name="P12" style:family="paragraph" style:parent-style-name="Standard">
      <style:text-properties style:font-name="Source Code Pro" officeooo:rsid="00074b38" officeooo:paragraph-rsid="00074b38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officeooo:rsid="0003c175" officeooo:paragraph-rsid="0003c175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officeooo:rsid="0003c175" officeooo:paragraph-rsid="0003c175" style:font-size-asian="16pt" style:font-size-complex="16pt"/>
    </style:style>
    <style:style style:name="P15" style:family="paragraph" style:parent-style-name="Standard">
      <style:paragraph-properties fo:break-before="page"/>
      <style:text-properties style:font-name="Source Code Pro" fo:font-weight="bold" officeooo:rsid="0003c175" officeooo:paragraph-rsid="0003c175" style:font-weight-asian="bold" style:font-weight-complex="bold"/>
    </style:style>
    <style:style style:name="T1" style:family="text">
      <style:text-properties style:font-name="Source Sans Pro"/>
    </style:style>
    <style:style style:name="T2" style:family="text">
      <style:text-properties style:font-name="Source Sans Pro" fo:font-style="normal" style:font-style-asian="normal" style:font-style-complex="normal"/>
    </style:style>
    <style:style style:name="T3" style:family="text">
      <style:text-properties style:font-name="Source Sans Pro" officeooo:rsid="000548a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Source Code Pro"/>
    </style:style>
    <style:style style:name="T6" style:family="text">
      <style:text-properties style:font-name="Source Code Pro" fo:font-weight="bold" officeooo:rsid="0003c175" style:font-weight-asian="bold" style:font-weight-complex="bold"/>
    </style:style>
    <style:style style:name="T7" style:family="text">
      <style:text-properties style:font-name="Liberation Serif"/>
    </style:style>
    <style:style style:name="T8" style:family="text">
      <style:text-properties officeooo:rsid="00074b38"/>
    </style:style>
    <style:style style:name="T9" style:family="text">
      <style:text-properties officeooo:rsid="000b3568"/>
    </style:style>
    <text:list-style style:name="L1">
      <text:list-level-style-bullet text:level="1" text:style-name="Bullet_20_Symbols" text:bullet-char="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EILER</text:p>
      <text:p text:style-name="P14">List of supported MEI elements and attributes</text:p>
      <text:p text:style-name="P2"/>
      <text:p text:style-name="P8">&lt;abbr&gt;</text:p>
      <text:p text:style-name="P4">@source</text:p>
      <text:p text:style-name="P4"/>
      <text:p text:style-name="P8">&lt;accid&gt;</text:p>
      <text:p text:style-name="P4">@color; @edit <text:span text:style-name="T1">(for value 'paren')</text:span>; @func; @ho; @place <text:span text:style-name="T1">(for value 'above')</text:span>; @vo; @xml:id</text:p>
      <text:p text:style-name="P4"/>
      <text:p text:style-name="P9">&lt;app&gt;</text:p>
      <text:p text:style-name="P4"/>
      <text:p text:style-name="P8">&lt;arpeg&gt;</text:p>
      <text:p text:style-name="P4">@arrow; @color; @ho; @order; @plist; @vo; @startid; @xml:id</text:p>
      <text:p text:style-name="P4"/>
      <text:p text:style-name="P8">&lt;artic&gt;</text:p>
      <text:p text:style-name="P4">@artic; @color; @ho; @place; @vo; @xml:id</text:p>
      <text:p text:style-name="P4"/>
      <text:p text:style-name="P8">&lt;barLine&gt;</text:p>
      <text:p text:style-name="P4">@form</text:p>
      <text:p text:style-name="P4"/>
      <text:p text:style-name="P8">&lt;beam&gt;</text:p>
      <text:p text:style-name="P4">@color; @xml:id</text:p>
      <text:p text:style-name="P4"/>
      <text:p text:style-name="P8">&lt;beamSpan&gt;</text:p>
      <text:p text:style-name="P4">@color; @xml:id</text:p>
      <text:p text:style-name="P4"/>
      <text:p text:style-name="P8">&lt;bTrem&gt;</text:p>
      <text:p text:style-name="P4">@measperf; @num; @num.place; @num.visible; @xml:id</text:p>
      <text:p text:style-name="P4"/>
      <text:p text:style-name="P8">&lt;change&gt;</text:p>
      <text:p text:style-name="P4"/>
      <text:p text:style-name="P8">&lt;changeDesc&gt;</text:p>
      <text:p text:style-name="P4"/>
      <text:p text:style-name="P8">&lt;choice&gt;</text:p>
      <text:p text:style-name="P4"/>
      <text:p text:style-name="P8">&lt;chord&gt;</text:p>
      <text:p text:style-name="P4">@artic; @beam; @copyof; @dots; @dur; @fermata; @grace; @lv; @oct; @ornam; @slur; @stem.dir; @stem.mod; @stem.pos; @tie; @visible</text:p>
      <text:p text:style-name="P4"/>
      <text:p text:style-name="P10">&lt;<text:span text:style-name="T8">clef</text:span>&gt;</text:p>
      <text:p text:style-name="P12">@color; @dis; @dis.place; @line; @shape</text:p>
      <text:p text:style-name="P12"/>
      <text:p text:style-name="P10">&lt;corr&gt;</text:p>
      <text:p text:style-name="P5"/>
      <text:p text:style-name="P8"/>
      <text:p text:style-name="P15">&lt;dir&gt;</text:p>
      <text:p text:style-name="P4">@ho; @place; @startid; @vo</text:p>
      <text:p text:style-name="P4"/>
      <text:p text:style-name="P8">&lt;dynam&gt;</text:p>
      <text:p text:style-name="P4">@endid; @ho; @place; @startid; @vo; @xml:id</text:p>
      <text:p text:style-name="P4"/>
      <text:p text:style-name="P8">&lt;editionStmt&gt;</text:p>
      <text:p text:style-name="P4"/>
      <text:p text:style-name="P8">&lt;ending&gt;</text:p>
      <text:p text:style-name="P4">@n</text:p>
      <text:p text:style-name="P4"/>
      <text:p text:style-name="P8">&lt;expan&gt;</text:p>
      <text:p text:style-name="P4"/>
      <text:p text:style-name="P8">&lt;f&gt;</text:p>
      <text:p text:style-name="P4"/>
      <text:p text:style-name="P8">&lt;fb&gt;</text:p>
      <text:p text:style-name="P4"/>
      <text:p text:style-name="P8">&lt;fermata&gt;</text:p>
      <text:p text:style-name="P4">@color; @glyphnum; @ho; @place; @shape; @startid; @vo; @xml:id</text:p>
      <text:p text:style-name="P4"/>
      <text:p text:style-name="P8">&lt;fileDesc&gt;</text:p>
      <text:p text:style-name="P8"/>
      <text:p text:style-name="P8">&lt;fing&gt;</text:p>
      <text:p text:style-name="P4">@place; @startid; @xml:id</text:p>
      <text:p text:style-name="P4"/>
      <text:p text:style-name="P8">&lt;fingGrp&gt;</text:p>
      <text:p text:style-name="P4"/>
      <text:p text:style-name="P8">&lt;fTrem&gt;</text:p>
      <text:p text:style-name="P4">@measperf; @xml:id</text:p>
      <text:p text:style-name="P4"/>
      <text:p text:style-name="P8">&lt;gliss&gt;</text:p>
      <text:p text:style-name="P4">@color; @ho; @lform; @lwidth; @startid; @vo; @xml:id</text:p>
      <text:p text:style-name="P4"/>
      <text:p text:style-name="P8">&lt;group&gt;</text:p>
      <text:p text:style-name="P4"/>
      <text:p text:style-name="P8">&lt;hairpin&gt;</text:p>
      <text:p text:style-name="P4">@color; @endid; @form; @lform; @lwidth; @place; @startid; @xml:id</text:p>
      <text:p text:style-name="P4"/>
      <text:p text:style-name="P8">&lt;harm&gt;</text:p>
      <text:p text:style-name="P4">@place; @staff; @tstamp</text:p>
      <text:p text:style-name="P4"/>
      <text:p text:style-name="P8">&lt;instrDef&gt;</text:p>
      <text:p text:style-name="P4">@midi.instrnum; @midi.instrname</text:p>
      <text:p text:style-name="P4"/>
      <text:p text:style-name="P11">&lt;<text:span text:style-name="T9">keySig</text:span>&gt;</text:p>
      <text:p text:style-name="P7">@color; @<text:span text:style-name="T9">accid; @mode; @pname</text:span>; <text:span text:style-name="T9">@sig; </text:span>@xml:id</text:p>
      <text:p text:style-name="P6"/>
      <text:p text:style-name="P11"><text:soft-page-break/>&lt;l&gt;</text:p>
      <text:p text:style-name="P4"/>
      <text:p text:style-name="P4"><text:span text:style-name="T4">&lt;label&gt;</text:span> <text:span text:style-name="T2">(within </text:span>&lt;staffGrp&gt;<text:span text:style-name="T1"> and </text:span>&lt;staffDef&gt;<text:span text:style-name="T1">)</text:span></text:p>
      <text:p text:style-name="P4"/>
      <text:p text:style-name="P8">&lt;layer&gt;</text:p>
      <text:p text:style-name="P4">@beam.group; @n</text:p>
      <text:p text:style-name="P4"><text:span text:style-name="T4">&lt;lem&gt;</text:span></text:p>
      <text:p text:style-name="P4"/>
      <text:p text:style-name="P8">&lt;lg&gt;</text:p>
      <text:p text:style-name="P4"/>
      <text:p text:style-name="P8">&lt;ligature&gt;</text:p>
      <text:p text:style-name="P4"/>
      <text:p text:style-name="P8">&lt;mdiv&gt;</text:p>
      <text:p text:style-name="P4">@label; @n</text:p>
      <text:p text:style-name="P4"/>
      <text:p text:style-name="P8">&lt;measure&gt;</text:p>
      <text:p text:style-name="P4">@metcon; @left; @n; @right</text:p>
      <text:p text:style-name="P4"/>
      <text:p text:style-name="P8">&lt;meterSig&gt;</text:p>
      <text:p text:style-name="P4">@copyof; @count; @fontfam; @fontname; @fontstyle; @fontweight; @form; @sym; @unit</text:p>
      <text:p text:style-name="P4"/>
      <text:p text:style-name="P8">&lt;meterSigGrp&gt;</text:p>
      <text:p text:style-name="P4">@copyof; @func <text:span text:style-name="T1">(for value 'mixed')</text:span></text:p>
      <text:p text:style-name="P4"/>
      <text:p text:style-name="P8">&lt;mordent&gt;</text:p>
      <text:p text:style-name="P4">@accidlower; @accidupper; @color; @form; @glyphnum; @ho; @long; @place; @startid; @vo; @xml:id</text:p>
      <text:p text:style-name="P4"/>
      <text:p text:style-name="P8">&lt;mRest&gt;</text:p>
      <text:p text:style-name="P4">@color; @copyof; @dur; @fermata; @ho; @loc; @visible; @vo; @xml:id</text:p>
      <text:p text:style-name="P4"/>
      <text:p text:style-name="P8">&lt;mSpace&gt;</text:p>
      <text:p text:style-name="P4">@dots; @dur</text:p>
      <text:p text:style-name="P4"/>
      <text:p text:style-name="P8">&lt;multiRest&gt;</text:p>
      <text:p text:style-name="P4">@block; @loc; @num; @xml:id</text:p>
      <text:p text:style-name="P4"/>
      <text:p text:style-name="P8">&lt;music&gt;</text:p>
      <text:p text:style-name="P4"/>
      <text:p text:style-name="P8">&lt;note&gt;</text:p>
      <text:p text:style-name="P4">@accid; @accid.ges; @artic; @beam; @dots; @dur; @fermata; @gliss; @grace; @head.color; @head.mod; @head.shape; @head.visible; @lv; @oct; @ornam; @pname; @slur; @staff; @stem.dir; @stem.mod; @stem.pos; @tie; @visible; @xml:id</text:p>
      <text:p text:style-name="P4"/>
      <text:p text:style-name="P8"/>
      <text:p text:style-name="P15">&lt;octave&gt;</text:p>
      <text:p text:style-name="P4">@color; @dis; @dis.place; @endid; @ho; @lform; @lwidth; @startid; @vo; @xml:id</text:p>
      <text:p text:style-name="P4"/>
      <text:p text:style-name="P8">&lt;orig&gt;</text:p>
      <text:p text:style-name="P4">@source</text:p>
      <text:p text:style-name="P4"/>
      <text:p text:style-name="P8">&lt;p&gt;</text:p>
      <text:p text:style-name="P4"/>
      <text:p text:style-name="P8">&lt;pb&gt;</text:p>
      <text:p text:style-name="P4">@n</text:p>
      <text:p text:style-name="P4"/>
      <text:p text:style-name="P8">&lt;pedal&gt;</text:p>
      <text:p text:style-name="P4">@color; @dir; @endid; @form <text:span text:style-name="T1">(for values 'line' and 'pedstar')</text:span>; @ho; @lform; @lwidth; @startid; @vo; @xml:id</text:p>
      <text:p text:style-name="P4"/>
      <text:p text:style-name="P8">&lt;phrase&gt;</text:p>
      <text:p text:style-name="P4">@bezier; @color; @curvedir <text:span text:style-name="T1">(for values 'above' and 'below')</text:span>; @endid; @endho; @endvo; @ho; @lform; @lwidth; @startid; @startho; @startvo; @vo; @xml:id</text:p>
      <text:p text:style-name="P4"/>
      <text:p text:style-name="P8">&lt;publisher&gt;</text:p>
      <text:p text:style-name="P4"/>
      <text:p text:style-name="P8">&lt;pubStmt&gt;</text:p>
      <text:p text:style-name="P4"/>
      <text:p text:style-name="P8">&lt;rdg&gt;</text:p>
      <text:p text:style-name="P4">@resp; @source</text:p>
      <text:p text:style-name="P4"/>
      <text:p text:style-name="P8">&lt;ref&gt;</text:p>
      <text:p text:style-name="P4"/>
      <text:p text:style-name="P8">&lt;reg&gt;</text:p>
      <text:p text:style-name="P4"/>
      <text:p text:style-name="P8">&lt;reh&gt;</text:p>
      <text:p text:style-name="P4">@color; @ho; @vo; @xml:id</text:p>
      <text:p text:style-name="P4"/>
      <text:p text:style-name="P8">&lt;revisionDesc&gt;</text:p>
      <text:p text:style-name="P4"/>
      <text:p text:style-name="P8">&lt;rend&gt;</text:p>
      <text:p text:style-name="P4">@color; @fontfam; @fontname; @fontsize; @fontstyle; @fontweight; @halign; @rend; @rotation</text:p>
      <text:p text:style-name="P4"/>
      <text:p text:style-name="P8">&lt;rest&gt;</text:p>
      <text:p text:style-name="P4">@beam; @color; @copyof; @dots; @dur; @fermata; @loc; @oloc; @ploc; @staff; @visible; @xml:id</text:p>
      <text:p text:style-name="P4"/>
      <text:p text:style-name="P8">&lt;sb&gt;</text:p>
      <text:p text:style-name="P4">@n</text:p>
      <text:p text:style-name="P4"/>
      <text:p text:style-name="P8"><text:soft-page-break/>&lt;score&gt;</text:p>
      <text:p text:style-name="P4"/>
      <text:p text:style-name="P8">&lt;scoreDef&gt;</text:p>
      <text:p text:style-name="P4">@beam.group; @clef.color; @clef.dis; @clef.dis.place; @clef.line; @clef.shape; @dynam.dist; @ending.rend <text:span text:style-name="T1">(for values 'top' and 'grouped')</text:span>; @key.accid; @key.mode; @key.pname; @key.sig <text:span text:style-name="T1">(unsupported for value 'mixed')</text:span>; @lyric.fam; @lyric.name; @lyric.style; @lyric.weight; @mensur.color; @mensur.dot; @mensur.sign; @mensur.slash <text:span text:style-name="T1">(for value '1')</text:span>; @meter.count; @meter.rend; @meter.showchange; @meter.sym; @meter.unit; @midi.bpm; @mnum.visible; @optimize; @page.botmar; @page.height; @page.leftmar; @page.rightmar; @page.scale; @page.topmar; @page.width; @pedal.style <text:span text:style-name="T1">(for values 'line' and 'pedstar')</text:span>; @spacing.staff; @system.leftmar <text:span text:style-name="T1">(affects only first system</text:span><text:span text:style-name="T3">)</text:span>; @text.dist; @vu.height <text:span text:style-name="T1">(for values in 'pt')</text:span></text:p>
      <text:p text:style-name="P4"/>
      <text:p text:style-name="P8">&lt;section&gt;</text:p>
      <text:p text:style-name="P4"/>
      <text:p text:style-name="P8">&lt;slur&gt;</text:p>
      <text:p text:style-name="P4">@bezier; @color; @curvedir <text:span text:style-name="T1">(for values 'above' and 'below')</text:span>; @endid; @endho; @endvo; @ho; @lform; @lwidth; @startid; @startho; @startvo; @vo; @xml:id</text:p>
      <text:p text:style-name="P4"/>
      <text:p text:style-name="P8">&lt;space&gt;</text:p>
      <text:p text:style-name="P4">@dur</text:p>
      <text:p text:style-name="P4"/>
      <text:p text:style-name="P8">&lt;staff&gt;</text:p>
      <text:p text:style-name="P4">@copyof; @n</text:p>
      <text:p text:style-name="P4"/>
      <text:p text:style-name="P8">&lt;staffDef&gt;</text:p>
      <text:p text:style-name="P4">@beam.group; @clef.dis; @clef.dis.place; @clef.line; @clef.shape; @dynam.dist; @key.accid; @key.mode; @key.pname; @key.sig <text:span text:style-name="T1">(unsupported for value 'mixed')</text:span>; @lines; @lines.visible; @lyric.fam; @lyric.name; @lyric.style; @lyric.weight; @mensur.color; @mensur.dot; @mensur.sign; @mensur.slash <text:span text:style-name="T1">(for value '1')</text:span>; @meter.count; @meter.rend; @meter.sym; @meter.unit; @n; @notationtype; @pedal.style <text:span text:style-name="T1">(for values 'line' and 'pedstar')</text:span>; @scale; @slur.lform; @slur.lwidth; @text.dist; @tie.lwidth; @trans.diat; @trans.semi</text:p>
      <text:p text:style-name="P4"/>
      <text:p text:style-name="P8">&lt;staffGrp&gt;</text:p>
      <text:p text:style-name="P4">@barthru; @label; @label.abbr; @symbol</text:p>
      <text:p text:style-name="P4"/>
      <text:p text:style-name="P8">&lt;syl&gt;</text:p>
      <text:p text:style-name="P4">@con; @wordpos; @xml:id</text:p>
      <text:p text:style-name="P4"/>
      <text:p text:style-name="P8"/>
      <text:p text:style-name="P15">&lt;tempo&gt;</text:p>
      <text:p text:style-name="P4">@ho; @midi.bpm; @mm; @mm.dots; @mm.unit; @place; @staff; @startid; @tstamp <text:span text:style-name="T1">(for value '1')</text:span>; @vo; @xml:id</text:p>
      <text:p text:style-name="P4"/>
      <text:p text:style-name="P8">&lt;tie&gt;</text:p>
      <text:p text:style-name="P4">@bezier; @color; @curvedir <text:span text:style-name="T1">(for values 'above' and 'below')</text:span>; @endho; @endvo; @ho; @lform; @lwidth; @startid; @startho; @startvo; @vo; @xml:id</text:p>
      <text:p text:style-name="P4"/>
      <text:p text:style-name="P8">&lt;trill&gt;</text:p>
      <text:p text:style-name="P4">@accidlower; @accidupper; @color; @endid; @glyphnum; @ho; @place; @startid; @vo; @xml:id</text:p>
      <text:p text:style-name="P4"/>
      <text:p text:style-name="P8">&lt;tuplet&gt;</text:p>
      <text:p text:style-name="P4">@bracket.place; @bracket.visible; @color; @copyof; @num; @numbase; @num.format; @num.visible</text:p>
      <text:p text:style-name="P4"/>
      <text:p text:style-name="P8">&lt;tupletSpan&gt;</text:p>
      <text:p text:style-name="P4">@bracket.place; @bracket.visible; @color; @endid; @num; @numbase; @num.format; @num.visible; @startid</text:p>
      <text:p text:style-name="P4"/>
      <text:p text:style-name="P8">&lt;turn&gt;</text:p>
      <text:p text:style-name="P4">@accidlower; @accidupper; @color; @form; @glyphnum; @ho; @place; @startid; @vo; @xml:id</text:p>
      <text:p text:style-name="P4"/>
      <text:p text:style-name="P8">&lt;verse&gt;</text:p>
      <text:p text:style-name="P4">@color; @lyric.style; @lyric.weight; @n</text:p>
      <text:p text:style-name="P4"/>
      <text:p text:style-name="P8">&lt;work&gt;</text:p>
      <text:p text:style-name="P4"/>
      <text:p text:style-name="P8">&lt;workDesc&gt;</text:p>
      <text:p text:style-name="P4"/>
      <text:p text:style-name="P1"/>
      <text:list xml:id="list7989479006926536807" text:style-name="L1">
        <text:list-item>
          <text:p text:style-name="P3"><text:span text:style-name="T5">att.color</text:span><text:span text:style-name="T7"> supports hex/RGB/HSL values and color names</text:span></text:p>
        </text:list-item>
        <text:list-item>
          <text:p text:style-name="P3"><text:span text:style-name="T5">att.pages</text:span><text:span text:style-name="T1"> have to be defined in the first </text:span>&lt;scoreDef&gt;</text:p>
        </text:list-item>
        <text:list-item>
          <text:p text:style-name="P3"><text:span text:style-name="T5">@xml:id </text:span><text:span text:style-name="T1">gets converted to </text:span><text:span text:style-name="T5">@id</text:span><text:span text:style-name="T1"> in SVG</text:span></text:p>
        </text:list-item>
        <text:list-item>
          <text:p text:style-name="P3"><text:span text:style-name="T5">data.LINEWIDTH (@lwidth)</text:span><text:span text:style-name="T1"> works for values from </text:span><text:span text:style-name="T5">data.LINEWIDTHTERM</text:span></text:p>
        </text:list-item>
        <text:list-item>
          <text:p text:style-name="P3"><text:span text:style-name="T5">data.STEMDIRECTION (@stem.dir)</text:span><text:span text:style-name="T1"> works for values from </text:span><text:span text:style-name="T5">data.STEMDIRECTION.basic</text:span></text:p>
        </text:list-item>
        <text:list-item>
          <text:p text:style-name="P3"><text:span text:style-name="T5">data.STEMPOSITION (@stem.pos)</text:span><text:span text:style-name="T1"> will only affect stem direction</text:span></text:p>
        </text:list-item>
      </text:list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 style:font-adornments="Light"/>
    <style:font-face style:name="FreeSans1" svg:font-family="FreeSans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aus Rettinghaus</meta:initial-creator>
    <meta:creation-date>2017-05-10T16:41:57.067534074</meta:creation-date>
    <dc:date>2017-05-10T17:54:28.806390577</dc:date>
    <dc:creator>Klaus Rettinghaus</dc:creator>
    <meta:editing-duration>PT52M6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6" meta:paragraph-count="146" meta:word-count="614" meta:character-count="5129" meta:non-whitespace-character-count="4667"/>
  </office:meta>
</office:document-meta>
</file>